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officeooo:rsid="00132d90" officeooo:paragraph-rsid="00132d90"/>
    </style:style>
    <style:style style:name="P3" style:family="paragraph" style:parent-style-name="Standard">
      <style:text-properties officeooo:rsid="00168272" officeooo:paragraph-rsid="00168272"/>
    </style:style>
    <style:style style:name="P4" style:family="paragraph" style:parent-style-name="Standard">
      <style:text-properties officeooo:rsid="00184501" officeooo:paragraph-rsid="00184501"/>
    </style:style>
    <style:style style:name="P5" style:family="paragraph" style:parent-style-name="Standard">
      <style:text-properties officeooo:rsid="001aee7c" officeooo:paragraph-rsid="001aee7c"/>
    </style:style>
    <style:style style:name="P6" style:family="paragraph" style:parent-style-name="Standard">
      <style:text-properties officeooo:rsid="001d3b61" officeooo:paragraph-rsid="001d3b61"/>
    </style:style>
    <style:style style:name="P7" style:family="paragraph" style:parent-style-name="Standard">
      <style:text-properties fo:font-weight="bold" officeooo:rsid="00637410" officeooo:paragraph-rsid="00637410" style:font-weight-asian="bold" style:font-weight-complex="bold"/>
    </style:style>
    <style:style style:name="P8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9" style:family="paragraph" style:parent-style-name="Standard">
      <style:text-properties officeooo:rsid="0020d8d0" officeooo:paragraph-rsid="0020d8d0"/>
    </style:style>
    <style:style style:name="P10" style:family="paragraph" style:parent-style-name="Standard">
      <style:text-properties officeooo:rsid="00259d39" officeooo:paragraph-rsid="00259d39"/>
    </style:style>
    <style:style style:name="P11" style:family="paragraph" style:parent-style-name="Standard">
      <style:text-properties officeooo:rsid="0028376f" officeooo:paragraph-rsid="0028376f"/>
    </style:style>
    <style:style style:name="P12" style:family="paragraph" style:parent-style-name="Standard">
      <style:text-properties officeooo:rsid="002a83e8" officeooo:paragraph-rsid="002a83e8"/>
    </style:style>
    <style:style style:name="P13" style:family="paragraph" style:parent-style-name="Standard">
      <style:text-properties officeooo:rsid="0031a8a4" officeooo:paragraph-rsid="0031a8a4"/>
    </style:style>
    <style:style style:name="P14" style:family="paragraph" style:parent-style-name="Standard">
      <style:text-properties officeooo:rsid="00325007" officeooo:paragraph-rsid="00325007"/>
    </style:style>
    <style:style style:name="P15" style:family="paragraph" style:parent-style-name="Standard">
      <style:text-properties officeooo:rsid="0038f724" officeooo:paragraph-rsid="0038f724"/>
    </style:style>
    <style:style style:name="P16" style:family="paragraph" style:parent-style-name="Standard">
      <style:text-properties officeooo:rsid="0039af19" officeooo:paragraph-rsid="0039af19"/>
    </style:style>
    <style:style style:name="P17" style:family="paragraph" style:parent-style-name="Standard">
      <style:text-properties officeooo:rsid="003cab74" officeooo:paragraph-rsid="003cab74"/>
    </style:style>
    <style:style style:name="P18" style:family="paragraph" style:parent-style-name="Standard">
      <style:text-properties officeooo:rsid="003e5ff6" officeooo:paragraph-rsid="003e5ff6"/>
    </style:style>
    <style:style style:name="P19" style:family="paragraph" style:parent-style-name="Standard">
      <style:text-properties officeooo:rsid="00419d9f" officeooo:paragraph-rsid="00419d9f"/>
    </style:style>
    <style:style style:name="P20" style:family="paragraph" style:parent-style-name="Standard">
      <style:text-properties officeooo:rsid="00423b11" officeooo:paragraph-rsid="00423b11"/>
    </style:style>
    <style:style style:name="P21" style:family="paragraph" style:parent-style-name="Standard">
      <style:text-properties officeooo:rsid="004c39fd" officeooo:paragraph-rsid="004c39fd"/>
    </style:style>
    <style:style style:name="P22" style:family="paragraph" style:parent-style-name="Standard">
      <style:text-properties officeooo:rsid="004d4d57" officeooo:paragraph-rsid="004d4d57"/>
    </style:style>
    <style:style style:name="P23" style:family="paragraph" style:parent-style-name="Standard">
      <style:text-properties officeooo:rsid="004f8901" officeooo:paragraph-rsid="004f8901"/>
    </style:style>
    <style:style style:name="P24" style:family="paragraph" style:parent-style-name="Standard">
      <style:text-properties officeooo:rsid="00510a2f" officeooo:paragraph-rsid="00510a2f"/>
    </style:style>
    <style:style style:name="P25" style:family="paragraph" style:parent-style-name="Standard">
      <style:text-properties officeooo:rsid="005531cf" officeooo:paragraph-rsid="005531cf"/>
    </style:style>
    <style:style style:name="P26" style:family="paragraph" style:parent-style-name="Standard">
      <style:text-properties officeooo:rsid="00576661" officeooo:paragraph-rsid="00576661"/>
    </style:style>
    <style:style style:name="P27" style:family="paragraph" style:parent-style-name="Standard">
      <style:text-properties officeooo:rsid="005a27cb" officeooo:paragraph-rsid="005a27cb"/>
    </style:style>
    <style:style style:name="P28" style:family="paragraph" style:parent-style-name="Standard">
      <style:text-properties officeooo:rsid="005c2f38" officeooo:paragraph-rsid="005c2f38"/>
    </style:style>
    <style:style style:name="P29" style:family="paragraph" style:parent-style-name="Standard">
      <style:text-properties officeooo:rsid="005e6888" officeooo:paragraph-rsid="005e6888"/>
    </style:style>
    <style:style style:name="P30" style:family="paragraph" style:parent-style-name="Standard">
      <style:text-properties officeooo:rsid="00600a97" officeooo:paragraph-rsid="00600a97"/>
    </style:style>
    <style:style style:name="P31" style:family="paragraph" style:parent-style-name="Standard">
      <style:text-properties officeooo:rsid="00637410" officeooo:paragraph-rsid="00637410"/>
    </style:style>
    <style:style style:name="P32" style:family="paragraph" style:parent-style-name="Standard">
      <style:text-properties officeooo:rsid="0064f003" officeooo:paragraph-rsid="0066240a"/>
    </style:style>
    <style:style style:name="P33" style:family="paragraph" style:parent-style-name="Standard">
      <style:text-properties officeooo:rsid="006c62d6" officeooo:paragraph-rsid="006c62d6"/>
    </style:style>
    <style:style style:name="P34" style:family="paragraph" style:parent-style-name="Standard">
      <style:text-properties officeooo:rsid="006b8186" officeooo:paragraph-rsid="006b8186"/>
    </style:style>
    <style:style style:name="P35" style:family="paragraph" style:parent-style-name="Standard">
      <style:text-properties officeooo:rsid="006d7785" officeooo:paragraph-rsid="006d7785"/>
    </style:style>
    <style:style style:name="P36" style:family="paragraph" style:parent-style-name="Standard">
      <style:text-properties officeooo:rsid="006eabf9" officeooo:paragraph-rsid="006eabf9"/>
    </style:style>
    <style:style style:name="P37" style:family="paragraph" style:parent-style-name="Standard">
      <style:text-properties officeooo:rsid="00702ed0" officeooo:paragraph-rsid="00702ed0"/>
    </style:style>
    <style:style style:name="P38" style:family="paragraph" style:parent-style-name="Standard">
      <style:text-properties officeooo:rsid="0077006d" officeooo:paragraph-rsid="0077006d"/>
    </style:style>
    <style:style style:name="P39" style:family="paragraph" style:parent-style-name="Standard">
      <style:text-properties officeooo:rsid="0076e83d" officeooo:paragraph-rsid="0076e83d"/>
    </style:style>
    <style:style style:name="P40" style:family="paragraph" style:parent-style-name="Standard">
      <style:text-properties officeooo:rsid="007cf44c" officeooo:paragraph-rsid="007cf44c"/>
    </style:style>
    <style:style style:name="P41" style:family="paragraph" style:parent-style-name="Standard">
      <style:text-properties style:text-underline-style="solid" style:text-underline-width="auto" style:text-underline-color="font-color" officeooo:rsid="005a27cb" officeooo:paragraph-rsid="005a27cb"/>
    </style:style>
    <style:style style:name="P42" style:family="paragraph" style:parent-style-name="Standard">
      <style:text-properties style:text-underline-style="solid" style:text-underline-width="auto" style:text-underline-color="font-color" officeooo:rsid="003e5ff6" officeooo:paragraph-rsid="003e5ff6"/>
    </style:style>
    <style:style style:name="P43" style:family="paragraph" style:parent-style-name="Standard">
      <style:text-properties style:text-underline-style="solid" style:text-underline-width="auto" style:text-underline-color="font-color" officeooo:rsid="00168272" officeooo:paragraph-rsid="00168272"/>
    </style:style>
    <style:style style:name="P44" style:family="paragraph" style:parent-style-name="Standard">
      <style:text-properties style:text-underline-style="solid" style:text-underline-width="auto" style:text-underline-color="font-color" officeooo:rsid="00823933" officeooo:paragraph-rsid="00823933"/>
    </style:style>
    <style:style style:name="P45" style:family="paragraph" style:parent-style-name="Standard">
      <style:text-properties style:text-underline-style="solid" style:text-underline-width="auto" style:text-underline-color="font-color" officeooo:rsid="0095eefb" officeooo:paragraph-rsid="0095eefb"/>
    </style:style>
    <style:style style:name="P46" style:family="paragraph" style:parent-style-name="Standard">
      <style:text-properties style:text-underline-style="solid" style:text-underline-width="auto" style:text-underline-color="font-color" officeooo:rsid="00a0204c" officeooo:paragraph-rsid="00a0204c"/>
    </style:style>
    <style:style style:name="P47" style:family="paragraph" style:parent-style-name="Standard">
      <style:text-properties style:text-underline-style="solid" style:text-underline-width="auto" style:text-underline-color="font-color" fo:font-weight="normal" officeooo:rsid="00b7c41d" officeooo:paragraph-rsid="00b7c41d" style:font-weight-asian="normal" style:font-weight-complex="normal"/>
    </style:style>
    <style:style style:name="P48" style:family="paragraph" style:parent-style-name="Standard">
      <style:text-properties officeooo:rsid="007ec255" officeooo:paragraph-rsid="007ec255"/>
    </style:style>
    <style:style style:name="P49" style:family="paragraph" style:parent-style-name="Standard">
      <style:text-properties style:text-underline-style="none" officeooo:rsid="0083e367" officeooo:paragraph-rsid="0083e367"/>
    </style:style>
    <style:style style:name="P50" style:family="paragraph" style:parent-style-name="Standard">
      <style:text-properties style:text-underline-style="none" officeooo:rsid="0089b873" officeooo:paragraph-rsid="0089b873"/>
    </style:style>
    <style:style style:name="P51" style:family="paragraph" style:parent-style-name="Standard">
      <style:text-properties style:text-underline-style="none" officeooo:rsid="0087ee96" officeooo:paragraph-rsid="008dae48"/>
    </style:style>
    <style:style style:name="P52" style:family="paragraph" style:parent-style-name="Standard">
      <style:text-properties style:text-underline-style="none" officeooo:rsid="0091cf02" officeooo:paragraph-rsid="0091cf02"/>
    </style:style>
    <style:style style:name="P53" style:family="paragraph" style:parent-style-name="Standard">
      <style:text-properties style:text-underline-style="none" officeooo:rsid="00921f44" officeooo:paragraph-rsid="00921f44"/>
    </style:style>
    <style:style style:name="P54" style:family="paragraph" style:parent-style-name="Standard">
      <style:text-properties style:text-underline-style="none" officeooo:rsid="0095eefb" officeooo:paragraph-rsid="0095eefb"/>
    </style:style>
    <style:style style:name="P55" style:family="paragraph" style:parent-style-name="Standard">
      <style:text-properties style:text-underline-style="none" officeooo:rsid="009b3f06" officeooo:paragraph-rsid="009b3f06"/>
    </style:style>
    <style:style style:name="P56" style:family="paragraph" style:parent-style-name="Standard">
      <style:text-properties style:text-underline-style="none" officeooo:rsid="00988dd2" officeooo:paragraph-rsid="00988dd2"/>
    </style:style>
    <style:style style:name="P57" style:family="paragraph" style:parent-style-name="Standard">
      <style:text-properties style:text-underline-style="none" officeooo:rsid="009c3a8d" officeooo:paragraph-rsid="009c3a8d"/>
    </style:style>
    <style:style style:name="P58" style:family="paragraph" style:parent-style-name="Standard">
      <style:text-properties style:text-underline-style="none" officeooo:rsid="009d940d" officeooo:paragraph-rsid="009d940d"/>
    </style:style>
    <style:style style:name="P59" style:family="paragraph" style:parent-style-name="Standard">
      <style:text-properties style:text-underline-style="none" officeooo:rsid="009f6287" officeooo:paragraph-rsid="009f6287"/>
    </style:style>
    <style:style style:name="P60" style:family="paragraph" style:parent-style-name="Standard">
      <style:text-properties style:text-underline-style="none" officeooo:rsid="00a0204c" officeooo:paragraph-rsid="00a0204c"/>
    </style:style>
    <style:style style:name="P61" style:family="paragraph" style:parent-style-name="Standard">
      <style:text-properties style:text-underline-style="none" officeooo:rsid="00a260b7" officeooo:paragraph-rsid="00a260b7"/>
    </style:style>
    <style:style style:name="P62" style:family="paragraph" style:parent-style-name="Standard">
      <style:text-properties style:text-underline-style="none" officeooo:rsid="00a37ce5" officeooo:paragraph-rsid="00a37ce5"/>
    </style:style>
    <style:style style:name="P63" style:family="paragraph" style:parent-style-name="Standard">
      <style:text-properties style:text-underline-style="none" officeooo:rsid="00a693de" officeooo:paragraph-rsid="00a693de"/>
    </style:style>
    <style:style style:name="P64" style:family="paragraph" style:parent-style-name="Standard">
      <style:text-properties style:text-underline-style="none" officeooo:rsid="00a76359" officeooo:paragraph-rsid="00a76359"/>
    </style:style>
    <style:style style:name="P65" style:family="paragraph" style:parent-style-name="Standard">
      <style:text-properties style:text-underline-style="none" officeooo:rsid="00ac29ac" officeooo:paragraph-rsid="00ac29ac"/>
    </style:style>
    <style:style style:name="P66" style:family="paragraph" style:parent-style-name="Standard">
      <style:text-properties style:text-underline-style="none" officeooo:rsid="00ad9548" officeooo:paragraph-rsid="00ad9548"/>
    </style:style>
    <style:style style:name="P67" style:family="paragraph" style:parent-style-name="Standard">
      <style:text-properties style:text-underline-style="none" officeooo:rsid="00af36de" officeooo:paragraph-rsid="00af36de"/>
    </style:style>
    <style:style style:name="P68" style:family="paragraph" style:parent-style-name="Standard">
      <style:text-properties style:text-underline-style="none" officeooo:rsid="00b2c70a" officeooo:paragraph-rsid="00b2c70a"/>
    </style:style>
    <style:style style:name="P69" style:family="paragraph" style:parent-style-name="Standard">
      <style:text-properties style:text-underline-style="none" officeooo:rsid="00b35bd9" officeooo:paragraph-rsid="00b35bd9"/>
    </style:style>
    <style:style style:name="P70" style:family="paragraph" style:parent-style-name="Standard">
      <style:text-properties style:text-underline-style="none" fo:font-weight="bold" officeooo:rsid="00b3b541" officeooo:paragraph-rsid="00b3b541" style:font-weight-asian="bold" style:font-weight-complex="bold"/>
    </style:style>
    <style:style style:name="P71" style:family="paragraph" style:parent-style-name="Standard">
      <style:text-properties style:text-underline-style="none" fo:font-weight="normal" officeooo:rsid="00b7c41d" officeooo:paragraph-rsid="00b7c41d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b9efa6" officeooo:paragraph-rsid="00b9efa6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c0ced3" officeooo:paragraph-rsid="00c0ced3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c46b36" officeooo:paragraph-rsid="00c46b36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c72f23" officeooo:paragraph-rsid="00c72f23" style:font-weight-asian="normal" style:font-weight-complex="normal"/>
    </style:style>
    <style:style style:name="P76" style:family="paragraph" style:parent-style-name="Standard">
      <style:text-properties officeooo:rsid="0048e027" officeooo:paragraph-rsid="0048e027"/>
    </style:style>
    <style:style style:name="P77" style:family="paragraph" style:parent-style-name="Standard">
      <style:text-properties style:text-underline-style="none" fo:font-weight="normal" officeooo:rsid="00d29ed5" officeooo:paragraph-rsid="00d29ed5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dac5f6" officeooo:paragraph-rsid="00dac5f6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dba99f" officeooo:paragraph-rsid="00dba99f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bef1d5" officeooo:paragraph-rsid="00bef1d5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c72f23" officeooo:paragraph-rsid="00c72f23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text-underline-style="none" fo:font-weight="bold" officeooo:rsid="00dba99f" officeooo:paragraph-rsid="00dba99f" style:font-weight-asian="bold" style:font-weight-complex="bold"/>
    </style:style>
    <style:style style:name="P83" style:family="paragraph" style:parent-style-name="Standard">
      <style:text-properties style:text-underline-style="solid" style:text-underline-width="auto" style:text-underline-color="font-color" fo:font-weight="normal" officeooo:rsid="00c72f23" officeooo:paragraph-rsid="00c72f23" style:font-weight-asian="normal" style:font-weight-complex="normal"/>
    </style:style>
    <style:style style:name="T1" style:family="text">
      <style:text-properties officeooo:rsid="0014007d"/>
    </style:style>
    <style:style style:name="T2" style:family="text">
      <style:text-properties officeooo:rsid="001917e5"/>
    </style:style>
    <style:style style:name="T3" style:family="text">
      <style:text-properties officeooo:rsid="00201539"/>
    </style:style>
    <style:style style:name="T4" style:family="text">
      <style:text-properties officeooo:rsid="00279020"/>
    </style:style>
    <style:style style:name="T5" style:family="text">
      <style:text-properties officeooo:rsid="002c3a6b"/>
    </style:style>
    <style:style style:name="T6" style:family="text">
      <style:text-properties officeooo:rsid="002df570"/>
    </style:style>
    <style:style style:name="T7" style:family="text">
      <style:text-properties officeooo:rsid="003082a5"/>
    </style:style>
    <style:style style:name="T8" style:family="text">
      <style:text-properties officeooo:rsid="00358bbb"/>
    </style:style>
    <style:style style:name="T9" style:family="text">
      <style:text-properties officeooo:rsid="0035a70d"/>
    </style:style>
    <style:style style:name="T10" style:family="text">
      <style:text-properties officeooo:rsid="0037859e"/>
    </style:style>
    <style:style style:name="T11" style:family="text">
      <style:text-properties officeooo:rsid="0037f492"/>
    </style:style>
    <style:style style:name="T12" style:family="text">
      <style:text-properties officeooo:rsid="0037fd52"/>
    </style:style>
    <style:style style:name="T13" style:family="text">
      <style:text-properties officeooo:rsid="00392e64"/>
    </style:style>
    <style:style style:name="T14" style:family="text">
      <style:text-properties officeooo:rsid="003b9d16"/>
    </style:style>
    <style:style style:name="T15" style:family="text">
      <style:text-properties officeooo:rsid="003ef547"/>
    </style:style>
    <style:style style:name="T16" style:family="text">
      <style:text-properties officeooo:rsid="0042d499"/>
    </style:style>
    <style:style style:name="T17" style:family="text">
      <style:text-properties officeooo:rsid="00460e3a"/>
    </style:style>
    <style:style style:name="T18" style:family="text">
      <style:text-properties officeooo:rsid="0047840b"/>
    </style:style>
    <style:style style:name="T19" style:family="text">
      <style:text-properties officeooo:rsid="00484793"/>
    </style:style>
    <style:style style:name="T20" style:family="text">
      <style:text-properties officeooo:rsid="004e2173"/>
    </style:style>
    <style:style style:name="T21" style:family="text">
      <style:text-properties officeooo:rsid="0052e873"/>
    </style:style>
    <style:style style:name="T22" style:family="text">
      <style:text-properties officeooo:rsid="005aa558"/>
    </style:style>
    <style:style style:name="T23" style:family="text">
      <style:text-properties officeooo:rsid="005d4983"/>
    </style:style>
    <style:style style:name="T24" style:family="text">
      <style:text-properties officeooo:rsid="00692f56"/>
    </style:style>
    <style:style style:name="T25" style:family="text">
      <style:text-properties officeooo:rsid="006c2b5a"/>
    </style:style>
    <style:style style:name="T26" style:family="text">
      <style:text-properties officeooo:rsid="00714705"/>
    </style:style>
    <style:style style:name="T27" style:family="text">
      <style:text-properties officeooo:rsid="0074b768"/>
    </style:style>
    <style:style style:name="T28" style:family="text">
      <style:text-properties officeooo:rsid="007544e6"/>
    </style:style>
    <style:style style:name="T29" style:family="text">
      <style:text-properties officeooo:rsid="007b5709"/>
    </style:style>
    <style:style style:name="T30" style:family="text">
      <style:text-properties officeooo:rsid="007ce21a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861a63"/>
    </style:style>
    <style:style style:name="T33" style:family="text">
      <style:text-properties officeooo:rsid="008a32c1"/>
    </style:style>
    <style:style style:name="T34" style:family="text">
      <style:text-properties officeooo:rsid="008be1ed"/>
    </style:style>
    <style:style style:name="T35" style:family="text">
      <style:text-properties officeooo:rsid="008dae48"/>
    </style:style>
    <style:style style:name="T36" style:family="text">
      <style:text-properties officeooo:rsid="00978c3f"/>
    </style:style>
    <style:style style:name="T37" style:family="text">
      <style:text-properties officeooo:rsid="0099f0de"/>
    </style:style>
    <style:style style:name="T38" style:family="text">
      <style:text-properties officeooo:rsid="009a984e"/>
    </style:style>
    <style:style style:name="T39" style:family="text">
      <style:text-properties officeooo:rsid="009c3a8d"/>
    </style:style>
    <style:style style:name="T40" style:family="text">
      <style:text-properties officeooo:rsid="00a0ed1e"/>
    </style:style>
    <style:style style:name="T41" style:family="text">
      <style:text-properties officeooo:rsid="00a1da40"/>
    </style:style>
    <style:style style:name="T42" style:family="text">
      <style:text-properties officeooo:rsid="00a240fc"/>
    </style:style>
    <style:style style:name="T43" style:family="text">
      <style:text-properties officeooo:rsid="00a46d7f"/>
    </style:style>
    <style:style style:name="T44" style:family="text">
      <style:text-properties officeooo:rsid="00a9450e"/>
    </style:style>
    <style:style style:name="T45" style:family="text">
      <style:text-properties officeooo:rsid="00b0b945"/>
    </style:style>
    <style:style style:name="T46" style:family="text">
      <style:text-properties officeooo:rsid="00b1ff84"/>
    </style:style>
    <style:style style:name="T47" style:family="text">
      <style:text-properties style:text-underline-style="none"/>
    </style:style>
    <style:style style:name="T48" style:family="text">
      <style:text-properties officeooo:rsid="00b8d53e"/>
    </style:style>
    <style:style style:name="T49" style:family="text">
      <style:text-properties officeooo:rsid="00bad518"/>
    </style:style>
    <style:style style:name="T50" style:family="text">
      <style:text-properties officeooo:rsid="00bc8a45"/>
    </style:style>
    <style:style style:name="T51" style:family="text">
      <style:text-properties officeooo:rsid="00be6778"/>
    </style:style>
    <style:style style:name="T52" style:family="text">
      <style:text-properties officeooo:rsid="00c6850d"/>
    </style:style>
    <style:style style:name="T53" style:family="text">
      <style:text-properties officeooo:rsid="00c92e17"/>
    </style:style>
    <style:style style:name="T54" style:family="text">
      <style:text-properties officeooo:rsid="00ca6a95"/>
    </style:style>
    <style:style style:name="T55" style:family="text">
      <style:text-properties officeooo:rsid="00d112ef"/>
    </style:style>
    <style:style style:name="T56" style:family="text">
      <style:text-properties officeooo:rsid="00d3d9fc"/>
    </style:style>
    <style:style style:name="T57" style:family="text">
      <style:text-properties officeooo:rsid="00d40b05"/>
    </style:style>
    <style:style style:name="T58" style:family="text">
      <style:text-properties officeooo:rsid="00d72a20"/>
    </style:style>
    <style:style style:name="T59" style:family="text">
      <style:text-properties officeooo:rsid="00d769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ILAN</text:p>
      <text:p text:style-name="P1"/>
      <text:p text:style-name="P1"/>
      <text:p text:style-name="P1"><text:span text:style-name="T31">Lundi 15 mai :</text:span> </text:p>
      <text:p text:style-name="P1"/>
      <text:p text:style-name="P1">10h – 10h30 : Introduction au projet, exposition des besoins.</text:p>
      <text:p text:style-name="P1">10h30 – 11h : Recherches d’autres sites similaires.</text:p>
      <text:p text:style-name="P1">11h - 12h14 : Etat des lieux sortants. <text:s/></text:p>
      <text:p text:style-name="P1">PAUSE</text:p>
      <text:p text:style-name="P2">16h36-<text:span text:style-name="T1">18h40 : Structuration page + première ébauche de style</text:span></text:p>
      <text:p text:style-name="P2"/>
      <text:p text:style-name="P5">TOTAL : 4h18</text:p>
      <text:p text:style-name="P2"/>
      <text:p text:style-name="P43">Mardi 16 mai :</text:p>
      <text:p text:style-name="P3"/>
      <text:p text:style-name="P4">13h20-<text:span text:style-name="T2">14h14 : </text:span><text:span text:style-name="T9">Structure et style de la l</text:span><text:span text:style-name="T8">iste des appartements</text:span></text:p>
      <text:p text:style-name="P6">MICRO PAUSE</text:p>
      <text:p text:style-name="P6">14h23-<text:span text:style-name="T3">15h10 : </text:span><text:span text:style-name="T9">Structure de la page des d</text:span><text:span text:style-name="T8">ocuments </text:span></text:p>
      <text:p text:style-name="P9">MICRO PAUSE</text:p>
      <text:p text:style-name="P10">15h<text:span text:style-name="T4">35</text:span>-16h08 : <text:span text:style-name="T9">Structure du formulaire pour s</text:span><text:span text:style-name="T8">’enregistrer, se connecter</text:span></text:p>
      <text:p text:style-name="P11">54+47+33=134=2h14</text:p>
      <text:p text:style-name="P12">16h<text:span text:style-name="T5">2</text:span><text:span text:style-name="T6">5-</text:span><text:span text:style-name="T7">18h14 : </text:span><text:span text:style-name="T8">Navigation </text:span><text:span text:style-name="T10">entre les pages</text:span></text:p>
      <text:p text:style-name="P13">4h03</text:p>
      <text:p text:style-name="P14">18h26 – <text:span text:style-name="T12">19h37 </text:span>: <text:span text:style-name="T11">Bon début sur la page d’administration</text:span></text:p>
      <text:p text:style-name="P15">5h1<text:span text:style-name="T13">4</text:span></text:p>
      <text:p text:style-name="P16">23h12 – <text:span text:style-name="T14">00h24 : Backend mis en place, login et inscription done</text:span></text:p>
      <text:p text:style-name="P17"/>
      <text:p text:style-name="P17"><text:span text:style-name="T19">TOTAL : </text:span>6h26</text:p>
      <text:p text:style-name="P17"/>
      <text:p text:style-name="P42">Mercredi 17 mai :</text:p>
      <text:p text:style-name="P18"/>
      <text:p text:style-name="P18">11h20-<text:span text:style-name="T15">16h45</text:span> : <text:span text:style-name="T15">Correction structure + Gestion des erreurs connection et enregistrement + droits particuliers administrateur, déconnexion faite, envoi de document presque terminé</text:span></text:p>
      <text:p text:style-name="P19">5h25</text:p>
      <text:p text:style-name="P20">19h15-<text:span text:style-name="T16">21h</text:span><text:span text:style-name="T18">39</text:span><text:span text:style-name="T16"> : </text:span><text:span text:style-name="T17">Envoie de documents fix et affichage des documents envoyés terminé</text:span><text:span text:style-name="T16"> </text:span></text:p>
      <text:p text:style-name="P20"/>
      <text:p text:style-name="P76">TOTAL <text:s/>: 7h49</text:p>
      <text:p text:style-name="P21"/>
      <text:p text:style-name="P22"><text:span text:style-name="T31">Vendredi 19 mai :</text:span> </text:p>
      <text:p text:style-name="P22"/>
      <text:p text:style-name="P22">9h50 – <text:span text:style-name="T20">14h : Fix de l’écoute d’évènements sur les boutons d’affichage de document, premier essai déploiement sur Scalingo et Netlify, ajout d’annonce avec image fonctionne.</text:span></text:p>
      <text:p text:style-name="P23">4h10</text:p>
      <text:p text:style-name="P24">17h27-<text:span text:style-name="T21">20h40 : Accès sécurisé aux documents établi, pannel de gestion des utilisateurs bien avancé</text:span></text:p>
      <text:p text:style-name="P25">7h23</text:p>
      <text:p text:style-name="P25"/>
      <text:p text:style-name="P26">TOTAL : <text:span text:style-name="T56">7h23</text:span></text:p>
      <text:p text:style-name="P26"/>
      <text:p text:style-name="P41">Dimanche 21 mai :</text:p>
      <text:p text:style-name="P27"/>
      <text:p text:style-name="P27">17h56-<text:span text:style-name="T22">18h50 : </text:span><text:span text:style-name="T23">Correction style page appartements</text:span></text:p>
      <text:p text:style-name="P28">19h25-<text:span text:style-name="T23">20h41 : Fin correction style et commencement gestion des annonces</text:span></text:p>
      <text:p text:style-name="P28"><text:soft-page-break/></text:p>
      <text:p text:style-name="P29">54+35+41</text:p>
      <text:p text:style-name="P30">2h10</text:p>
      <text:p text:style-name="P30"/>
      <text:p text:style-name="P7">TOTAL <text:span text:style-name="T55">SEMAINE</text:span> : 28h06</text:p>
      <text:p text:style-name="P31"/>
      <text:p text:style-name="P32"><text:span text:style-name="T31">Lundi 22 mai :</text:span> </text:p>
      <text:p text:style-name="P32"/>
      <text:p text:style-name="P32">9h06-<text:span text:style-name="T24">12h30 : Linking to cloud storage , suppression d’annonce fonctionnelle, renseignement sur les prix et fonctionnalités cloud.</text:span></text:p>
      <text:p text:style-name="P33">3h24</text:p>
      <text:p text:style-name="P32"/>
      <text:p text:style-name="P34">14h44-<text:span text:style-name="T25">18h50 : Correction de bugs mineurs sur l’accessibilité au panel de gestion directement après connexion. Création d’une page dédiée à chaque annonce avec gallerie photo fonctionnelle, à finir.</text:span></text:p>
      <text:p text:style-name="P35">4h06</text:p>
      <text:p text:style-name="P35"/>
      <text:p text:style-name="P36">TOTAL : 7h30</text:p>
      <text:p text:style-name="P36"/>
      <text:p text:style-name="P37"><text:span text:style-name="T31">Mardi 23 mai :</text:span> </text:p>
      <text:p text:style-name="P37"/>
      <text:p text:style-name="P37">9h11-<text:span text:style-name="T26">11h5</text:span><text:span text:style-name="T27">5 : </text:span><text:span text:style-name="T28">Suppression utilisateur, suppression document, correction légère de style, ajout du footer</text:span></text:p>
      <text:p text:style-name="P38">2h44</text:p>
      <text:p text:style-name="P37"/>
      <text:p text:style-name="P39">13h16-<text:span text:style-name="T29">18h23 : </text:span><text:span text:style-name="T30">Essai de suppression de fiche établissement sur google et première version de messagerie fonctionnelle (sans websocket)</text:span></text:p>
      <text:p text:style-name="P40">5h07</text:p>
      <text:p text:style-name="P40"/>
      <text:p text:style-name="P48">TOTAL : 7h51</text:p>
      <text:p text:style-name="P48"/>
      <text:p text:style-name="P44">Mercredi 24 mai :</text:p>
      <text:p text:style-name="P44"/>
      <text:p text:style-name="P49">9h26-<text:span text:style-name="T32">11h58 : </text:span><text:span text:style-name="T34">fin messagerie avec implémentation web socket</text:span></text:p>
      <text:p text:style-name="P50">2h32</text:p>
      <text:p text:style-name="P49"/>
      <text:p text:style-name="P51">13h59- <text:span text:style-name="T33">18h57 : </text:span><text:span text:style-name="T35">correction mineure sur websocket et ajout d’effets et de transitions + essai déploiement → problème de sécurité sur websocket, échanges non sécurisés (http et non https) → <text:s/>recherche sur obtention d’un certificat tsl/ssl et d’un nom de domaine</text:span></text:p>
      <text:p text:style-name="P52">4h58</text:p>
      <text:p text:style-name="P52"/>
      <text:p text:style-name="P53">TOTAL : 7h30</text:p>
      <text:p text:style-name="P53"/>
      <text:p text:style-name="P45">Jeudi 25 mai :</text:p>
      <text:p text:style-name="P45"/>
      <text:p text:style-name="P54">9h42-<text:span text:style-name="T36">11h25 : </text:span><text:span text:style-name="T37">Essai de déploiement en https, bug inconnu web container s’arrête inopinnement.</text:span></text:p>
      <text:p text:style-name="P55">1h43</text:p>
      <text:p text:style-name="P54"/>
      <text:p text:style-name="P56">14h27-<text:span text:style-name="T38">18h48 : </text:span><text:span text:style-name="T39">Essai approfondi websocket sécurisé → abandon car nécessite certificat tsl/ssl.</text:span></text:p>
      <text:p text:style-name="P57">Début responsiveness format téléphone.</text:p>
      <text:p text:style-name="P58">4h21</text:p>
      <text:p text:style-name="P58"/>
      <text:p text:style-name="P59">TOTAL : 6h04</text:p>
      <text:p text:style-name="P59"><text:soft-page-break/></text:p>
      <text:p text:style-name="P46">Vendredi 26 mai :</text:p>
      <text:p text:style-name="P60"/>
      <text:p text:style-name="P60">9h15-<text:span text:style-name="T40">12h17 : </text:span><text:span text:style-name="T41">avancement style pour téléphone </text:span><text:span text:style-name="T42">et amélioration des fiches appartement</text:span></text:p>
      <text:p text:style-name="P61">3h02</text:p>
      <text:p text:style-name="P61"/>
      <text:p text:style-name="P62">13h25-<text:span text:style-name="T43">14h03 : fiches appartement corrigées pour format téléphone</text:span></text:p>
      <text:p text:style-name="P63">38mins</text:p>
      <text:p text:style-name="P63"/>
      <text:p text:style-name="P64">18h15-<text:span text:style-name="T44">19h22 : insertion image résidence première page, correction style pour téléphone très très fin, ajout fonctionnalité notification mail pour envoie d’un message sur messagerie</text:span></text:p>
      <text:p text:style-name="P65">1h07</text:p>
      <text:p text:style-name="P66"/>
      <text:p text:style-name="P67">21h07-<text:span text:style-name="T45">23h12 : </text:span><text:span text:style-name="T46">Ajout page “Mon compte" avec affichage des erreurs</text:span></text:p>
      <text:p text:style-name="P68">2h05</text:p>
      <text:p text:style-name="P68"/>
      <text:p text:style-name="P69">TOTAL : 6h52</text:p>
      <text:p text:style-name="P69"/>
      <text:p text:style-name="P70">TOTAL <text:span text:style-name="T55">SEMAINE</text:span> : 35h47</text:p>
      <text:p text:style-name="P70"/>
      <text:p text:style-name="P47">Mardi 30 mai :<text:span text:style-name="T47"> </text:span></text:p>
      <text:p text:style-name="P47"/>
      <text:p text:style-name="P71">9h31-<text:span text:style-name="T48">12h50 : Création page d’accueil et ajustement de style général + recherches sur l’optimisation du référencement google.</text:span></text:p>
      <text:p text:style-name="P73">3h19</text:p>
      <text:p text:style-name="P71"/>
      <text:p text:style-name="P72">13h57-<text:span text:style-name="T49">17h36 : </text:span><text:span text:style-name="T50">Ajout d’images et correction mineur sur le style + </text:span><text:span text:style-name="T53">Etat des lieux sortants +</text:span><text:span text:style-name="T50"> ajout </text:span><text:span text:style-name="T51">première </text:span><text:span text:style-name="T50">vérification adresse mail pour éviter l’usurpation d’adresse-mail </text:span><text:span text:style-name="T51">(à finir)</text:span><text:span text:style-name="T50">.</text:span></text:p>
      <text:p text:style-name="P74">3h39</text:p>
      <text:p text:style-name="P72"/>
      <text:p text:style-name="P80">TOTAL : <text:span text:style-name="T52">6h58</text:span></text:p>
      <text:p text:style-name="P80"/>
      <text:p text:style-name="P83">Mercredi 31 mai :</text:p>
      <text:p text:style-name="P75"/>
      <text:p text:style-name="P75">9h30- <text:span text:style-name="T53">12h56 : </text:span><text:span text:style-name="T54">Vérification adresse mail via code de sécurité fonctionnelle, prise de photos pour les appartements, ensemble d’utilisateurs administrateur accessibles et modifiables facilement + Etude du dossier M.Coiffet</text:span></text:p>
      <text:p text:style-name="P75"/>
      <text:p text:style-name="P77">14h30-<text:span text:style-name="T57">17h14 : </text:span><text:span text:style-name="T58">Etat des lieux sortant puis recherche approfondie de l’hébergeur parfait (au jour où j’ai écrit ça, je testais un service en période d’essai gratuite </text:span><text:span text:style-name="T59">et il fallait en trouver un autre qui soit permanent</text:span><text:span text:style-name="T58">)</text:span></text:p>
      <text:p text:style-name="P77"/>
      <text:p text:style-name="P78">TOTAL : 6h10</text:p>
      <text:p text:style-name="P78"/>
      <text:p text:style-name="P79"/>
      <text:p text:style-name="P82">TOTAL PERIODE 15/05/23 – 31/05/23 : 77h01</text:p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5-31T17:25:11.037394939</dc:date>
    <meta:editing-duration>P1DT4H41M11S</meta:editing-duration>
    <meta:editing-cycles>147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614" meta:character-count="3975" meta:non-whitespace-character-count="3429"/>
  </office:meta>
</office:document-meta>
</file>